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6699cc" draw:fill="solid" draw:fill-color="#cfe7f5" fo:min-height="1.25cm"/>
    </style:style>
    <style:style style:name="gr3" style:family="graphic" style:parent-style-name="standard">
      <style:graphic-properties draw:stroke="solid" svg:stroke-color="#6699cc" draw:fill="solid" draw:fill-color="#cfe7f5" fo:min-height="1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2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solid" svg:stroke-color="#000000" draw:fill="solid" draw:fill-color="#dddddd" fo:min-height="1.3cm"/>
    </style:style>
    <style:style style:name="gr8" style:family="graphic" style:parent-style-name="standard">
      <style:graphic-properties draw:stroke="solid" svg:stroke-color="#000000" draw:fill="solid" draw:fill-color="#dddddd" fo:min-height="1.398cm"/>
    </style:style>
    <style:style style:name="gr9" style:family="graphic" style:parent-style-name="standard">
      <style:graphic-properties svg:stroke-color="#660066" draw:fill-color="#ffcc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solid" draw:fill-color="#dddddd" fo:min-height="1.4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standard">
      <style:graphic-properties draw:stroke="none" svg:stroke-color="#000000" draw:fill="none" draw:fill-color="#ffffff" fo:min-height="1.3cm"/>
    </style:style>
    <style:style style:name="gr16" style:family="graphic" style:parent-style-name="standard">
      <style:graphic-properties draw:stroke="none" svg:stroke-color="#000000" draw:fill="none" draw:fill-color="#ffffff" fo:min-height="2.9cm"/>
    </style:style>
    <style:style style:name="gr17" style:family="graphic" style:parent-style-name="standard">
      <style:graphic-properties draw:stroke="none" svg:stroke-color="#000000" draw:fill="none" draw:fill-color="#ffffff" fo:min-height="1.7cm"/>
    </style:style>
    <style:style style:name="gr18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text-underline-style="none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 fo:font-style="italic" style:text-underline-style="none" style:font-style-asian="italic" style:font-style-complex="italic"/>
    </style:style>
    <style:style style:name="P6" style:family="paragraph">
      <style:text-properties fo:font-size="18pt" fo:font-style="italic" style:font-style-asian="italic" style:font-style-complex="italic"/>
    </style:style>
    <style:style style:name="P7" style:family="paragraph">
      <style:text-properties fo:font-size="18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italic" style:text-underline-style="none" style:font-style-asian="italic" style:font-style-complex="italic"/>
    </style:style>
    <style:style style:name="T5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5.9cm" svg:height="3cm" svg:x="10.6cm" svg:y="1.5cm">
          <draw:glue-point draw:id="4" svg:x="-5cm" svg:y="2cm"/>
          <draw:glue-point draw:id="5" svg:x="-5cm" svg:y="-2cm"/>
          <draw:glue-point draw:id="6" svg:x="5cm" svg:y="-2cm"/>
          <draw:glue-point draw:id="7" svg:x="5cm" svg:y="2cm"/>
          <text:p text:style-name="P1">Choose generatrix</text:p>
          <draw:enhanced-geometry svg:viewBox="0 0 21600 21600" draw:type="rectangle" draw:enhanced-path="M 0 0 L 21600 0 21600 21600 0 21600 0 0 Z N"/>
        </draw:custom-shape>
        <draw:frame draw:style-name="gr2" draw:text-style-name="P1" xml:id="id5" draw:id="id5" draw:layer="layout" svg:width="2.2cm" svg:height="1.675cm" svg:x="5.4cm" svg:y="1.563cm">
          <draw:text-box>
            <text:p text:style-name="P1">User action</text:p>
          </draw:text-box>
        </draw:frame>
        <draw:frame draw:style-name="gr3" draw:text-style-name="P1" xml:id="id8" draw:id="id8" draw:layer="layout" svg:width="2.2cm" svg:height="1.675cm" svg:x="5.5cm" svg:y="9.671cm">
          <draw:text-box>
            <text:p text:style-name="P1">User action</text:p>
          </draw:text-box>
        </draw:frame>
        <draw:line draw:style-name="gr4" draw:text-style-name="P1" draw:layer="layout" svg:x1="10.6cm" svg:y1="4.5cm" svg:x2="10.6cm" svg:y2="6.8cm">
          <text:p/>
        </draw:line>
        <draw:line draw:style-name="gr4" draw:text-style-name="P1" draw:layer="layout" svg:x1="10.6cm" svg:y1="11.4cm" svg:x2="10.6cm" svg:y2="12.9cm">
          <text:p/>
        </draw:line>
        <draw:frame draw:style-name="gr5" draw:text-style-name="P2" draw:layer="layout" svg:width="5.8cm" svg:height="2.45cm" svg:x="10.7cm" svg:y="4.55cm">
          <draw:text-box>
            <text:p><text:span text:style-name="T1">List of curves</text:span></text:p>
            <text:p><text:span text:style-name="T1">Free hand drawing</text:span></text:p>
            <text:p><text:span text:style-name="T1">Equation input</text:span></text:p>
          </draw:text-box>
        </draw:frame>
        <draw:frame draw:style-name="gr6" draw:text-style-name="P3" draw:layer="layout" svg:width="4.7cm" svg:height="1.7cm" svg:x="10.7cm" svg:y="11.4cm">
          <draw:text-box>
            <text:p><text:span text:style-name="T2">List of curves</text:span></text:p>
            <text:p><text:span text:style-name="T2">Equation input</text:span></text:p>
          </draw:text-box>
        </draw:frame>
        <draw:custom-shape draw:style-name="gr1" draw:text-style-name="P1" xml:id="id1" draw:id="id1" draw:layer="layout" svg:width="5.9cm" svg:height="3cm" svg:x="21.1cm" svg:y="3.5cm">
          <text:p text:style-name="P1">3D generation</text:p>
          <draw:enhanced-geometry svg:viewBox="0 0 21600 21600" draw:type="rectangle" draw:enhanced-path="M 0 0 L 21600 0 21600 21600 0 21600 0 0 Z N"/>
        </draw:custom-shape>
        <draw:frame draw:style-name="gr7" draw:text-style-name="P1" xml:id="id3" draw:id="id3" draw:layer="layout" svg:width="2.6cm" svg:height="1.675cm" svg:x="19.942cm" svg:y="7.952cm">
          <draw:text-box>
            <text:p text:style-name="P1">PNG export</text:p>
          </draw:text-box>
        </draw:frame>
        <draw:frame draw:style-name="gr7" draw:text-style-name="P1" xml:id="id2" draw:id="id2" draw:layer="layout" svg:width="2.6cm" svg:height="1.675cm" svg:x="22.742cm" svg:y="7.952cm">
          <draw:text-box>
            <text:p text:style-name="P1">X3D</text:p>
            <text:p text:style-name="P1">export</text:p>
          </draw:text-box>
        </draw:frame>
        <draw:frame draw:style-name="gr8" draw:text-style-name="P1" xml:id="id4" draw:id="id4" draw:layer="layout" svg:width="2.6cm" svg:height="1.675cm" svg:x="25.542cm" svg:y="7.952cm">
          <draw:text-box>
            <text:p text:style-name="P1">STL export</text:p>
          </draw:text-box>
        </draw:frame>
        <draw:custom-shape draw:style-name="gr9" draw:text-style-name="P1" xml:id="id10" draw:id="id10" draw:layer="layout" svg:width="3.4cm" svg:height="1.5cm" svg:x="1.6cm" svg:y="5.5cm">
          <text:p text:style-name="P1">XML Fi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" xml:id="id7" draw:id="id7" draw:layer="layout" svg:width="2.3cm" svg:height="1.7cm" svg:x="17.7cm" svg:y="1.561cm">
          <draw:text-box>
            <text:p text:style-name="P1">PNG export</text:p>
          </draw:text-box>
        </draw:frame>
        <draw:connector draw:style-name="gr11" draw:text-style-name="P1" draw:layer="layout" svg:x1="24.05cm" svg:y1="6.5cm" svg:x2="24.042cm" svg:y2="7.952cm" draw:start-shape="id1" draw:start-glue-point="2" draw:end-shape="id2" draw:end-glue-point="0" svg:d="m24050 6500v726h-8v726" svg:viewBox="0 0 9 1453">
          <text:p/>
        </draw:connector>
        <draw:connector draw:style-name="gr11" draw:text-style-name="P1" draw:layer="layout" svg:x1="24.05cm" svg:y1="6.5cm" svg:x2="21.242cm" svg:y2="7.952cm" draw:start-shape="id1" draw:start-glue-point="2" draw:end-shape="id3" draw:end-glue-point="0" svg:d="m24050 6500v726h-2808v726" svg:viewBox="0 0 2809 1453">
          <text:p/>
        </draw:connector>
        <draw:connector draw:style-name="gr11" draw:text-style-name="P1" draw:layer="layout" svg:x1="24.05cm" svg:y1="6.5cm" svg:x2="26.842cm" svg:y2="7.952cm" draw:start-shape="id1" draw:start-glue-point="2" draw:end-shape="id4" svg:d="m24050 6500v726h2792v726" svg:viewBox="0 0 2793 1453">
          <text:p/>
        </draw:connector>
        <draw:connector draw:style-name="gr11" draw:text-style-name="P1" draw:layer="layout" svg:x1="7.6cm" svg:y1="2.4cm" svg:x2="10.6cm" svg:y2="2.4cm" draw:start-shape="id5" draw:start-glue-point="1" svg:d="m7600 2400h3000" svg:viewBox="0 0 3001 1">
          <text:p/>
        </draw:connector>
        <draw:connector draw:style-name="gr11" draw:text-style-name="P1" draw:layer="layout" svg:x1="16.5cm" svg:y1="3.6cm" svg:x2="21.1cm" svg:y2="5cm" draw:start-shape="id6" draw:start-glue-point="7" draw:end-shape="id1" draw:end-glue-point="3" svg:d="m16500 3600h2300v1400h2300" svg:viewBox="0 0 4601 1401">
          <text:p/>
        </draw:connector>
        <draw:connector draw:style-name="gr11" draw:text-style-name="P1" draw:layer="layout" svg:x1="16.5cm" svg:y1="2.4cm" svg:x2="17.7cm" svg:y2="2.411cm" draw:end-shape="id7" draw:end-glue-point="3" svg:d="m16500 2400h350v11h850" svg:viewBox="0 0 1201 12">
          <text:p/>
        </draw:connector>
        <draw:custom-shape draw:style-name="gr1" draw:text-style-name="P1" xml:id="id9" draw:id="id9" draw:layer="layout" svg:width="5.9cm" svg:height="3cm" svg:x="10.6cm" svg:y="8.4cm">
          <draw:glue-point draw:id="4" svg:x="-5cm" svg:y="2cm"/>
          <draw:glue-point draw:id="5" svg:x="-5cm" svg:y="-2cm"/>
          <draw:glue-point draw:id="6" svg:x="5cm" svg:y="-2cm"/>
          <draw:glue-point draw:id="7" svg:x="5cm" svg:y="2cm"/>
          <text:p text:style-name="P1">Choose directrix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7.7cm" svg:y1="10.508cm" svg:x2="10.6cm" svg:y2="10.5cm" draw:start-shape="id8" draw:start-glue-point="1" draw:end-shape="id9" draw:end-glue-point="4" svg:d="m7700 10508h1450v-8h1450" svg:viewBox="0 0 2901 9">
          <text:p/>
        </draw:connector>
        <draw:connector draw:style-name="gr11" draw:text-style-name="P1" draw:layer="layout" svg:x1="16.5cm" svg:y1="9.3cm" svg:x2="21.1cm" svg:y2="5cm" draw:start-shape="id9" draw:start-glue-point="6" draw:end-shape="id1" svg:d="m16500 9300h2300v-4300h2300" svg:viewBox="0 0 4601 4301">
          <text:p/>
        </draw:connector>
        <draw:connector draw:style-name="gr12" draw:text-style-name="P1" draw:layer="layout" draw:line-skew="0.399cm" svg:x1="5cm" svg:y1="6.25cm" svg:x2="10.6cm" svg:y2="3.6cm" draw:start-shape="id10" draw:start-glue-point="7" draw:end-shape="id6" draw:end-glue-point="4" svg:d="m5000 6250h3200v-2650h2400" svg:viewBox="0 0 5601 2651">
          <text:p/>
        </draw:connector>
        <draw:connector draw:style-name="gr12" draw:text-style-name="P1" draw:layer="layout" draw:line-skew="0.399cm" svg:x1="5cm" svg:y1="6.25cm" svg:x2="10.6cm" svg:y2="9.3cm" draw:start-shape="id10" draw:start-glue-point="7" draw:end-shape="id9" draw:end-glue-point="5" svg:d="m5000 6250h3200v3050h2400" svg:viewBox="0 0 5601 3051">
          <text:p/>
        </draw:connector>
        <draw:frame draw:style-name="gr13" draw:layer="layout" svg:width="2.2cm" svg:height="0.963cm" svg:x="8.2cm" svg:y="3.637cm">
          <draw:text-box>
            <text:p>Load</text:p>
          </draw:text-box>
        </draw:frame>
        <draw:frame draw:style-name="gr13" draw:layer="layout" svg:width="2.2cm" svg:height="0.963cm" svg:x="8.2cm" svg:y="8.337cm">
          <draw:text-box>
            <text:p>Load</text:p>
          </draw:text-box>
        </draw:frame>
        <draw:frame draw:style-name="gr14" draw:layer="layout" svg:width="2cm" svg:height="1.05cm" svg:x="5.4cm" svg:y="5.3cm">
          <draw:text-box>
            <text:p>Save</text:p>
          </draw:text-box>
        </draw:frame>
        <draw:connector draw:style-name="gr11" draw:text-style-name="P1" draw:layer="layout" svg:x1="16.5cm" svg:y1="10.5cm" svg:x2="21.242cm" svg:y2="9.627cm" draw:start-shape="id9" draw:start-glue-point="7" draw:end-shape="id3" draw:end-glue-point="2" svg:d="m16500 10500h4742v-873" svg:viewBox="0 0 4743 874">
          <text:p/>
        </draw:connector>
      </draw:page>
      <draw:page draw:name="page2" draw:style-name="dp1" draw:master-page-name="Standard">
        <draw:custom-shape draw:style-name="gr1" draw:text-style-name="P4" draw:layer="layout" svg:width="5.9cm" svg:height="3cm" svg:x="6.7cm" svg:y="3.1cm">
          <text:p text:style-name="P1"><text:span text:style-name="T3">Choose generatri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9cm" svg:height="3cm" svg:x="6.7cm" svg:y="13.5cm">
          <text:p text:style-name="P1"><text:span text:style-name="T3">Choose directrix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.8cm" svg:y1="4.3cm" svg:x2="6.7cm" svg:y2="4.3cm">
          <text:p/>
        </draw:line>
        <draw:line draw:style-name="gr11" draw:text-style-name="P1" draw:layer="layout" svg:x1="3.8cm" svg:y1="15.5cm" svg:x2="6.7cm" svg:y2="15.5cm">
          <text:p/>
        </draw:line>
        <draw:frame draw:style-name="gr15" draw:text-style-name="P4" draw:layer="layout" svg:width="2.5cm" svg:height="1.675cm" svg:x="1.6cm" svg:y="3.5cm">
          <draw:text-box>
            <text:p text:style-name="P1"><text:span text:style-name="T3">User action</text:span></text:p>
          </draw:text-box>
        </draw:frame>
        <draw:frame draw:style-name="gr15" draw:text-style-name="P4" draw:layer="layout" svg:width="2.5cm" svg:height="1.675cm" svg:x="1.6cm" svg:y="14.725cm">
          <draw:text-box>
            <text:p text:style-name="P1"><text:span text:style-name="T3">User action</text:span></text:p>
          </draw:text-box>
        </draw:frame>
        <draw:line draw:style-name="gr4" draw:text-style-name="P1" draw:layer="layout" svg:x1="6.7cm" svg:y1="6cm" svg:x2="6.7cm" svg:y2="8.4cm">
          <text:p/>
        </draw:line>
        <draw:line draw:style-name="gr4" draw:text-style-name="P1" draw:layer="layout" svg:x1="6.7cm" svg:y1="16.5cm" svg:x2="6.7cm" svg:y2="18cm">
          <text:p/>
        </draw:line>
        <draw:frame draw:style-name="gr5" draw:text-style-name="P5" draw:layer="layout" svg:width="5.8cm" svg:height="2.45cm" svg:x="6.8cm" svg:y="6.15cm">
          <draw:text-box>
            <text:p><text:span text:style-name="T4">List of curves</text:span></text:p>
            <text:p><text:span text:style-name="T4">Free hand drawing</text:span></text:p>
            <text:p><text:span text:style-name="T4">Equation input</text:span></text:p>
          </draw:text-box>
        </draw:frame>
        <draw:frame draw:style-name="gr16" draw:text-style-name="P6" draw:layer="layout" svg:width="6.6cm" svg:height="3.15cm" svg:x="6.8cm" svg:y="16.5cm">
          <draw:text-box>
            <text:p><text:span text:style-name="T5">List of curves</text:span></text:p>
            <text:p><text:span text:style-name="T5">Equation input</text:span></text:p>
          </draw:text-box>
        </draw:frame>
        <draw:line draw:style-name="gr11" draw:text-style-name="P1" draw:layer="layout" svg:x1="16.3cm" svg:y1="8.8cm" svg:x2="17.9cm" svg:y2="8.8cm">
          <text:p/>
        </draw:line>
        <draw:line draw:style-name="gr4" draw:text-style-name="P1" draw:layer="layout" svg:x1="12.6cm" svg:y1="4.6cm" svg:x2="14.8cm" svg:y2="4.6cm">
          <text:p/>
        </draw:line>
        <draw:line draw:style-name="gr4" draw:text-style-name="P1" draw:layer="layout" svg:x1="12.6cm" svg:y1="15.1cm" svg:x2="16.3cm" svg:y2="15.1cm">
          <text:p/>
        </draw:line>
        <draw:line draw:style-name="gr4" draw:text-style-name="P1" draw:layer="layout" svg:x1="16.3cm" svg:y1="8.8cm" svg:x2="16.3cm" svg:y2="15.1cm">
          <text:p/>
        </draw:line>
        <draw:line draw:style-name="gr4" draw:text-style-name="P1" draw:layer="layout" svg:x1="12.6cm" svg:y1="4.6cm" svg:x2="14.8cm" svg:y2="4.6cm">
          <text:p/>
        </draw:line>
        <draw:line draw:style-name="gr4" draw:text-style-name="P1" draw:layer="layout" svg:x1="12.6cm" svg:y1="4.6cm" svg:x2="16.3cm" svg:y2="4.6cm">
          <text:p/>
        </draw:line>
        <draw:line draw:style-name="gr4" draw:text-style-name="P1" draw:layer="layout" svg:x1="16.3cm" svg:y1="4.6cm" svg:x2="16.3cm" svg:y2="8.8cm">
          <text:p/>
        </draw:line>
        <draw:custom-shape draw:style-name="gr1" draw:text-style-name="P4" draw:layer="layout" svg:width="5.9cm" svg:height="3cm" svg:x="17.9cm" svg:y="7.3cm">
          <text:p text:style-name="P1"><text:span text:style-name="T3">3D genera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4.8cm" svg:y1="7cm" svg:x2="26.3cm" svg:y2="7cm">
          <text:p/>
        </draw:line>
        <draw:line draw:style-name="gr11" draw:text-style-name="P1" draw:layer="layout" svg:x1="24.8cm" svg:y1="8.9cm" svg:x2="26.2cm" svg:y2="8.9cm">
          <text:p/>
        </draw:line>
        <draw:line draw:style-name="gr11" draw:text-style-name="P1" draw:layer="layout" svg:x1="24.8cm" svg:y1="10.7cm" svg:x2="26.2cm" svg:y2="10.7cm">
          <text:p/>
        </draw:line>
        <draw:frame draw:style-name="gr15" draw:text-style-name="P4" draw:layer="layout" svg:width="2.6cm" svg:height="1.675cm" svg:x="26.1cm" svg:y="6.2cm">
          <draw:text-box>
            <text:p text:style-name="P1"><text:span text:style-name="T3">X3D export</text:span></text:p>
          </draw:text-box>
        </draw:frame>
        <draw:frame draw:style-name="gr15" draw:text-style-name="P4" draw:layer="layout" svg:width="2.6cm" svg:height="1.675cm" svg:x="26.1cm" svg:y="8.125cm">
          <draw:text-box>
            <text:p text:style-name="P1"><text:span text:style-name="T3">STL</text:span></text:p>
            <text:p text:style-name="P1"><text:span text:style-name="T3">export</text:span></text:p>
          </draw:text-box>
        </draw:frame>
        <draw:frame draw:style-name="gr17" draw:text-style-name="P4" draw:layer="layout" svg:width="2.6cm" svg:height="1.95cm" svg:x="26.1cm" svg:y="9.9cm">
          <draw:text-box>
            <text:p text:style-name="P1"><text:span text:style-name="T3">PNG export</text:span></text:p>
          </draw:text-box>
        </draw:frame>
        <draw:custom-shape draw:style-name="gr9" draw:text-style-name="P4" draw:layer="layout" svg:width="5.9cm" svg:height="3cm" svg:x="6.7cm" svg:y="9cm">
          <text:p text:style-name="P1"><text:span text:style-name="T3">XML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5.3cm" svg:y1="10.5cm" svg:x2="12.6cm" svg:y2="10.5cm">
          <text:p/>
        </draw:line>
        <draw:frame draw:style-name="gr18" draw:text-style-name="P7" draw:layer="layout" svg:width="2.1cm" svg:height="0.963cm" svg:x="12.8cm" svg:y="9.437cm">
          <draw:text-box>
            <text:p><text:span text:style-name="T3">Save</text:span></text:p>
          </draw:text-box>
        </draw:frame>
        <draw:frame draw:style-name="gr18" draw:text-style-name="P7" draw:layer="layout" svg:width="2.5cm" svg:height="0.963cm" svg:x="4.7cm" svg:y="9.537cm">
          <draw:text-box>
            <text:p><text:span text:style-name="T3">Load</text:span></text:p>
          </draw:text-box>
        </draw:frame>
        <draw:line draw:style-name="gr11" draw:text-style-name="P1" draw:layer="layout" svg:x1="12.6cm" svg:y1="3.75cm" svg:x2="14cm" svg:y2="3.75cm">
          <text:p/>
        </draw:line>
        <draw:frame draw:style-name="gr6" draw:text-style-name="P7" draw:layer="layout" svg:width="2.6cm" svg:height="1.7cm" svg:x="13.9cm" svg:y="2.9cm">
          <draw:text-box>
            <text:p><text:span text:style-name="T3">PNG export</text:span></text:p>
          </draw:text-box>
        </draw:frame>
        <draw:line draw:style-name="gr11" draw:text-style-name="P1" draw:layer="layout" svg:x1="12.6cm" svg:y1="16.25cm" svg:x2="14cm" svg:y2="16.25cm">
          <text:p/>
        </draw:line>
        <draw:frame draw:style-name="gr17" draw:text-style-name="P4" draw:layer="layout" svg:width="2.6cm" svg:height="1.95cm" svg:x="13.7cm" svg:y="15.45cm">
          <draw:text-box>
            <text:p text:style-name="P1"><text:span text:style-name="T3">PNG export</text:span></text:p>
          </draw:text-box>
        </draw:frame>
        <draw:line draw:style-name="gr4" draw:text-style-name="P1" draw:layer="layout" svg:x1="24.8cm" svg:y1="7cm" svg:x2="24.8cm" svg:y2="10.7cm">
          <text:p/>
        </draw:line>
        <draw:line draw:style-name="gr4" draw:text-style-name="P1" draw:layer="layout" svg:x1="23.8cm" svg:y1="8.9cm" svg:x2="25.5cm" svg:y2="8.9cm">
          <text:p/>
        </draw:line>
        <draw:line draw:style-name="gr4" draw:text-style-name="P1" draw:layer="layout" svg:x1="15.3cm" svg:y1="10.8cm" svg:x2="15.3cm" svg:y2="5.3cm">
          <text:p/>
        </draw:line>
        <draw:line draw:style-name="gr4" draw:text-style-name="P1" draw:layer="layout" svg:x1="15.3cm" svg:y1="14.3cm" svg:x2="15.3cm" svg:y2="10.4cm">
          <text:p/>
        </draw:line>
        <draw:line draw:style-name="gr4" draw:text-style-name="P1" draw:layer="layout" svg:x1="12.6cm" svg:y1="5.3cm" svg:x2="15.3cm" svg:y2="5.3cm">
          <text:p/>
        </draw:line>
        <draw:line draw:style-name="gr4" draw:text-style-name="P1" draw:layer="layout" svg:x1="12.6cm" svg:y1="14.3cm" svg:x2="15.3cm" svg:y2="14.3cm">
          <text:p/>
        </draw:line>
        <draw:line draw:style-name="gr11" draw:text-style-name="P1" draw:layer="layout" svg:x1="4.2cm" svg:y1="5cm" svg:x2="6.7cm" svg:y2="5cm">
          <text:p/>
        </draw:line>
        <draw:line draw:style-name="gr11" draw:text-style-name="P1" draw:layer="layout" svg:x1="4.2cm" svg:y1="14.8cm" svg:x2="6.7cm" svg:y2="14.8cm">
          <text:p/>
        </draw:line>
        <draw:line draw:style-name="gr4" draw:text-style-name="P1" draw:layer="layout" svg:x1="4.2cm" svg:y1="10.5cm" svg:x2="6.7cm" svg:y2="10.5cm">
          <text:p/>
        </draw:line>
        <draw:line draw:style-name="gr4" draw:text-style-name="P1" draw:layer="layout" svg:x1="4.2cm" svg:y1="14.8cm" svg:x2="4.2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5:03:40.816000000</meta:creation-date>
    <dc:date>2016-03-21T08:11:44.909000000</dc:date>
    <meta:editing-duration>PT1H34M</meta:editing-duration>
    <meta:editing-cycles>10</meta:editing-cycles>
    <meta:generator>LibreOffice/4.1.5.3$Windows_x86 LibreOffice_project/1c1366bba2ba2b554cd2ca4d87c06da81c05d24</meta:generator>
    <meta:document-statistic meta:object-count="70"/>
  </office:meta>
</office:document-meta>
</file>